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KeyStore.getCertificate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KeyStore.getPriv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KeyStore.DefaultKeyStor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KeyStore.load( InputStream is , String pwor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KeyStore.get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